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7.329cm"/>
        </style:tab-stops>
      </style:paragraph-properties>
      <style:text-properties style:font-name="Tahoma" fo:font-size="10pt" fo:language="fr" fo:country="CH" style:font-size-asian="10pt" style:font-size-complex="10pt"/>
    </style:style>
    <style:style style:name="P2" style:family="paragraph" style:parent-style-name="Table_20_Contents">
      <style:paragraph-properties>
        <style:tab-stops>
          <style:tab-stop style:position="6.244cm"/>
        </style:tab-stops>
      </style:paragraph-properties>
      <style:text-properties style:font-name="Tahoma" fo:font-size="10pt" fo:language="fr" fo:country="CH" style:font-size-asian="10pt" style:font-size-complex="10pt"/>
    </style:style>
    <style:style style:name="P3" style:family="paragraph" style:parent-style-name="Table_20_Contents">
      <style:paragraph-properties>
        <style:tab-stops>
          <style:tab-stop style:position="6.244cm"/>
        </style:tab-stops>
      </style:paragraph-properties>
      <style:text-properties style:font-name="Tahoma" fo:language="fr" fo:country="CH"/>
    </style:style>
    <style:style style:name="P4" style:family="paragraph" style:parent-style-name="Table_20_Contents">
      <style:paragraph-properties>
        <style:tab-stops>
          <style:tab-stop style:position="6.244cm"/>
          <style:tab-stop style:position="6.35cm"/>
        </style:tab-stops>
      </style:paragraph-properties>
      <style:text-properties style:font-name="Tahoma" fo:language="fr" fo:country="CH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6.535cm"/>
        </style:tab-stops>
      </style:paragraph-properties>
      <style:text-properties style:font-name="Tahoma" fo:language="fr" fo:country="CH"/>
    </style:style>
    <style:style style:name="P6" style:family="paragraph" style:parent-style-name="Text_20_body">
      <style:paragraph-properties>
        <style:tab-stops>
          <style:tab-stop style:position="6.244cm"/>
          <style:tab-stop style:position="18.997cm"/>
        </style:tab-stops>
      </style:paragraph-properties>
      <style:text-properties style:font-name="Tahoma" fo:language="fr" fo:country="CH"/>
    </style:style>
    <style:style style:name="P7" style:family="paragraph" style:parent-style-name="Text_20_body">
      <style:paragraph-properties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fr" fo:country="CH"/>
    </style:style>
    <style:style style:name="P8" style:family="paragraph" style:parent-style-name="Text_20_body">
      <style:paragraph-properties fo:text-align="justify" style:justify-single-word="false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fr" fo:country="CH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style:font-size-asian="10pt" style:font-size-complex="10pt"/>
    </style:style>
    <style:style style:name="P10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style:font-size-asian="10pt" style:font-size-complex="10pt"/>
    </style:style>
    <style:style style:name="P11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fr" fo:country="CH"/>
    </style:style>
    <style:style style:name="P13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fo:color="#000000" style:font-name="Tahoma" fo:font-size="10pt" fo:language="fr" fo:country="CH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style:font-size-asian="10pt" style:font-size-complex="10pt"/>
    </style:style>
    <style:style style:name="P15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fr" fo:country="CH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336699" style:font-name="Arial" fo:font-weight="bold" style:font-weight-asian="bold" style:font-weight-complex="bold"/>
    </style:style>
    <style:style style:name="T10" style:family="text">
      <style:text-properties fo:color="#336699"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érémy Zogg<text:tab/><text:tab/><text:tab/>04.05.1988</text:p>
      <text:p text:style-name="P1">Rue des sablons 32<text:tab/><text:tab/><text:tab/>Suisse</text:p>
      <text:p text:style-name="P3"><text:span text:style-name="T5">2000 Neuchâtel</text:span><text:tab/></text:p>
      <text:p text:style-name="P4"/>
      <text:p text:style-name="P5"><text:span text:style-name="T5">+41 79 727 37 17</text:span><text:tab/>Master EPFL Microtechnique</text:p>
      <text:p text:style-name="P2">jeremy.zogg@gmail.com</text:p>
      <text:p text:style-name="P6"/>
      <text:p text:style-name="P6"/>
      <text:p text:style-name="P7"><text:tab/><text:span text:style-name="T9">PROFIL</text:span></text:p>
      <text:p text:style-name="P8"><text:tab/><text:span text:style-name="T5">Ayant suivi une formation en microtechnique à l'EPFL qui propose un cursus très générique abordant <text:tab/>différents domaines de l'ingénieurie, (mécanique, électronique, traitement du signal, programmation) j'ai <text:tab/>eu l'occasion de me spécialiser dans le domaine de la vision industrielle durant mes 3 années passées <text:tab/>comme collaborateur sctientifique au sein du LPM. Je suis actuellement à la recherche d'un emploi fixe <text:tab/>dans ce domaine.</text:span></text:p>
      <text:p text:style-name="P9"/>
      <text:p text:style-name="P7"><text:tab/><text:span text:style-name="T9">FORMATION</text:span></text:p>
      <text:p text:style-name="P10"><text:span text:style-name="T2">2010-2012<text:tab/></text:span><text:span text:style-name="T1">Master en Microtechnique – Techniques de production</text:span></text:p>
      <text:p text:style-name="P10"><text:span text:style-name="T1"><text:tab/></text:span><text:span text:style-name="T2">Ecole Polytechnique Fédérale de Lausanne</text:span></text:p>
      <text:p text:style-name="P11"/>
      <text:p text:style-name="P10">2006-2010<text:tab/><text:span text:style-name="T1">Bachelor en Microtechnique</text:span></text:p>
      <text:p text:style-name="P10"><text:span text:style-name="T1"><text:tab/></text:span><text:span text:style-name="T2">Ecole Polytechnique Fédérale de Lausanne</text:span></text:p>
      <text:p text:style-name="P11"/>
      <text:p text:style-name="P10"><text:span text:style-name="T2">2003-2006<text:tab/></text:span><text:span text:style-name="T1">Maturité gymnasiale suisse</text:span></text:p>
      <text:p text:style-name="P14"><text:span text:style-name="T1"><text:tab/></text:span><text:span text:style-name="T2">Lycée Denis-de-Rougemont Neuchâtel</text:span></text:p>
      <text:p text:style-name="P15"/>
      <text:p text:style-name="P7"><text:tab/><text:span text:style-name="T9">EXPERIENCE PROFESIONNELLE <text:s/></text:span></text:p>
      <text:p text:style-name="P10">2012-2015<text:tab/><text:span text:style-name="T1">Collaborateur scientifique au sein du Laboratoire de Production Microtechnique – EPFL</text:span></text:p>
      <text:p text:style-name="P10"><text:span text:style-name="T1"><text:tab/></text:span><text:span text:style-name="T2">- participation à trois CTI, dont deux dans le domaine de la vision industrielle</text:span></text:p>
      <text:p text:style-name="P11"><text:tab/>- acquisition de bonnes connaissances en programmation, en particulier du C++</text:p>
      <text:p text:style-name="P11"><text:tab/>- développements en salle blance</text:p>
      <text:p text:style-name="P15"><text:tab/>- supervision de plusieurs travaux de master d'étudiants sur des problématiques industrielles</text:p>
      <text:p text:style-name="P10"><text:span text:style-name="T2">2010<text:tab/></text:span><text:span text:style-name="T1">Stage à </text:span><text:span text:style-name="T7">EM Microelectronic </text:span></text:p>
      <text:p text:style-name="P14"><text:span text:style-name="T7"><text:tab/></text:span><text:span text:style-name="T8">travaillé sur un banc de test de la production de chip</text:span></text:p>
      <text:p text:style-name="P16"/>
      <text:p text:style-name="P7"><text:tab/><text:span text:style-name="T9">CONNAISSANCES INFORMATIQUES</text:span></text:p>
      <text:p text:style-name="P12"><text:tab/><text:span text:style-name="T5">Programmation :</text:span></text:p>
      <text:p text:style-name="P10"><text:tab/>C / C++, connaissances de différentes libraries (STL, Boost, OpenCV)</text:p>
      <text:p text:style-name="P10"><text:tab/>C#, Visual Basic, Latex</text:p>
      <text:p text:style-name="P10"><text:tab/>Autre:</text:p>
      <text:p text:style-name="P10"><text:tab/>Matlab - Octave, Solidworks, Altium, Office</text:p>
      <text:p text:style-name="P10"/>
      <text:p text:style-name="P7"><text:span text:style-name="T5"><text:tab/></text:span><text:span text:style-name="T10">GENERAL SKILLS</text:span></text:p>
      <text:p text:style-name="P12"><text:span text:style-name="T4"><text:tab/></text:span><text:span text:style-name="T6">- bon esprit d'analyse</text:span></text:p>
      <text:p text:style-name="P13"><text:s/><text:tab/>- </text:p>
      <text:p text:style-name="P13"><text:tab/>- </text:p>
      <text:p text:style-name="P13"><text:tab/>- </text:p>
      <text:p text:style-name="P13"/>
      <text:p text:style-name="P7"><text:span text:style-name="T3"><text:tab/></text:span><text:span text:style-name="T9">LANGUAGES</text:span></text:p>
      <text:p text:style-name="P12"><text:tab/><text:span text:style-name="T5">Français:<text:tab/>Langue maternelle</text:span></text:p>
      <text:p text:style-name="P10"><text:tab/>Anglais:<text:tab/>Independant, B2</text:p>
      <text:p text:style-name="P10"><text:tab/>Allemand:<text:tab/>A2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914cm" fo:margin-left="1.005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4-12-22T10:26:50.78</meta:creation-date>
    <dc:date>2014-12-27T18:53:01.39</dc:date>
    <dc:creator>Jérémy Zogg</dc:creator>
    <meta:editing-duration>PT12H27M37S</meta:editing-duration>
    <meta:editing-cycles>38</meta:editing-cycles>
    <meta:generator>OpenOffice/4.1.1$Win32 OpenOffice.org_project/411m6$Build-9775</meta:generator>
    <meta:document-statistic meta:table-count="0" meta:image-count="0" meta:object-count="0" meta:page-count="1" meta:paragraph-count="37" meta:word-count="227" meta:character-count="1636"/>
  </office:meta>
</office:document-meta>
</file>